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4pt" fo:font-weight="bold" officeooo:rsid="004a73c5" officeooo:paragraph-rsid="004a73c5" style:font-size-asian="12.25pt" style:font-weight-asian="bold" style:font-size-complex="14pt" style:font-weight-complex="bold"/>
    </style:style>
    <style:style style:name="P2" style:family="paragraph" style:parent-style-name="Standard">
      <style:text-properties style:text-position="0% 100%" fo:font-size="12pt" fo:font-weight="normal" officeooo:rsid="004a73c5" officeooo:paragraph-rsid="004a73c5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text-position="0% 100%" fo:font-size="12pt" fo:font-weight="normal" officeooo:rsid="004e9f66" officeooo:paragraph-rsid="004e9f66" style:font-size-asian="10.5pt" style:font-weight-asian="normal" style:font-size-complex="12pt" style:font-weight-complex="normal"/>
    </style:style>
    <style:style style:name="T1" style:family="text">
      <style:text-properties officeooo:rsid="004b2c02"/>
    </style:style>
    <style:style style:name="T2" style:family="text">
      <style:text-properties officeooo:rsid="004f81b9"/>
    </style:style>
    <style:style style:name="T3" style:family="text">
      <style:text-properties officeooo:rsid="0050bf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Days Later deep in Fodder city</text:p>
      <text:p text:style-name="P1"/>
      <text:p text:style-name="P2">I had looted multiple jewellery stores and sold them in the past 2 days. I also encountered 2 gun shops and looted a police station. I earned a total of $100,000 in the 2 days I spent in the city. <text:span text:style-name="T1">Most of the things I sold were items that you couldn’t use for fighting like jewellery.</text:span> I also got a big amount of guns from the gun shops. I got <text:span text:style-name="T1">an assortment of equipment from the police station either lying around or worn by the dead policemen. Looking around at the den I have made for myself I quietly appreciated it. I have made what I think is the perfect experience farm. The place was a small restaurant near a big hotel. I light up the hotel during night to attract zombies from far away. While I use loud speakers to attract the nearby zombies to my fortified restaurant. I made a pulley system that drops and lifts a very sturdy door at the entrance. The door was put in a slot that I made. The slot was made of wood and screwed to the wall and the floor. It was made so I can make zombies come in when I needed to practice my melee weapons or shooting skills really close to the enemies. There was a ladder leading to the roof of the restaurant. There I could practice my shooting skills from far away. I preferred the method of letting the zombies in to kill them though it allowed me to gain money after I killed zombies even though it took more time to gain experience. On the roof was also the exit I use I made a series of bridges and ramps that I use to travel the block. Each of the buildings on the block I put ladders in alleys where zombies don’t go too often.</text:span></text:p>
      <text:p text:style-name="P2"/>
      <text:p text:style-name="P3">Deciding it was time for another zombie killing I pull the chains lifting the door. I then hook the chains on a bent metal bar in the farthest end of the restaurant. I count the number of zombies that goes in and wait till there’s a hundred of them. Releasing the chains from the hook the door drops and kills one of the zombies. I then equip a <text:span text:style-name="T3">long-sword</text:span> I bought from the shop. <text:span text:style-name="T2">I remembered that zombies or walkers as the main characters of this universe calls them are unbelievably weak against blades. I decided I’d buy a sword so since it is a good idea. So I bought the long-sword then I remembered that long-swords weren’t very good at extremely close range so I also bought a roundel dagger. Roundel daggers were primarily stabbing weapons and since most of the actions you see in the TV series was stabbing. I picked a roundel dagger. With the first few zombies closing in a make wide vertical slice with my long-sword decapitating four of them in one swing. Which is impossible in real life but this is the walking dead where you could easily cut through skulls with a sword. I continue doing calculated swings till a heavily armoured police zombie comes my way. I know that I could do a weapon switch faster by equipping the dagger but I was training to hide my gamer abilities when I eventually show myself to the inhabitants of this world so I instead throw the long-sword away from the walkers and drew my dagger. <text:s/>I hold out my hand and grab it’s helmet. Controlling it’s movements I lift the visor and stick my dagger through it’s eye. Sheathing the dagger back I take a sprint to my long-sword and continue doing great wide swings killing multiple walkers at each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7:54:51.117000000</meta:creation-date>
    <dc:date>2018-11-21T23:32:53.965000000</dc:date>
    <meta:editing-duration>PT1H22M56S</meta:editing-duration>
    <meta:editing-cycles>14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3" meta:word-count="625" meta:character-count="3298" meta:non-whitespace-character-count="2675"/>
  </office:meta>
</office:document-meta>
</file>